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0aeacc"/>
    </style:style>
    <style:style style:name="P2" style:family="paragraph" style:parent-style-name="Text_20_body">
      <style:text-properties officeooo:paragraph-rsid="000aeacc"/>
    </style:style>
    <style:style style:name="P3" style:family="paragraph" style:parent-style-name="Standard">
      <style:text-properties officeooo:rsid="001df0c9" officeooo:paragraph-rsid="001df0c9"/>
    </style:style>
    <style:style style:name="P4" style:family="paragraph" style:parent-style-name="Text_20_body">
      <style:text-properties officeooo:paragraph-rsid="000aeacc"/>
    </style:style>
    <style:style style:name="P5" style:family="paragraph" style:parent-style-name="Text_20_body">
      <style:text-properties fo:font-style="italic" officeooo:rsid="00178b9f" officeooo:paragraph-rsid="00178b9f" style:font-style-asian="italic" style:font-style-complex="italic"/>
    </style:style>
    <style:style style:name="P6" style:family="paragraph" style:parent-style-name="Text_20_body">
      <style:text-properties officeooo:rsid="00178b9f" officeooo:paragraph-rsid="00178b9f"/>
    </style:style>
    <style:style style:name="P7" style:family="paragraph" style:parent-style-name="Text_20_body">
      <style:text-properties officeooo:paragraph-rsid="00178b9f"/>
    </style:style>
    <style:style style:name="P8" style:family="paragraph" style:parent-style-name="Text_20_body">
      <style:text-properties officeooo:paragraph-rsid="0017bc3e"/>
    </style:style>
    <style:style style:name="P9" style:family="paragraph" style:parent-style-name="Text_20_body">
      <style:text-properties officeooo:paragraph-rsid="001839f7"/>
    </style:style>
    <style:style style:name="P10" style:family="paragraph" style:parent-style-name="Text_20_body">
      <style:text-properties officeooo:paragraph-rsid="0019901e"/>
    </style:style>
    <style:style style:name="P11" style:family="paragraph" style:parent-style-name="Text_20_body">
      <style:text-properties officeooo:paragraph-rsid="001a5a91"/>
    </style:style>
    <style:style style:name="P12" style:family="paragraph" style:parent-style-name="Text_20_body">
      <style:text-properties officeooo:paragraph-rsid="001df0c9"/>
    </style:style>
    <style:style style:name="P13" style:family="paragraph" style:parent-style-name="Heading_20_1">
      <style:text-properties officeooo:rsid="000aeacc" officeooo:paragraph-rsid="000aeacc"/>
    </style:style>
    <style:style style:name="P14" style:family="paragraph" style:parent-style-name="Heading_20_2">
      <style:text-properties officeooo:rsid="000aeacc" officeooo:paragraph-rsid="000aeacc"/>
    </style:style>
    <style:style style:name="P15" style:family="paragraph" style:parent-style-name="Heading_20_2">
      <style:text-properties officeooo:rsid="000b5dc9" officeooo:paragraph-rsid="000b5dc9"/>
    </style:style>
    <style:style style:name="P16" style:family="paragraph" style:parent-style-name="Heading_20_2">
      <style:text-properties officeooo:paragraph-rsid="00175154"/>
    </style:style>
    <style:style style:name="P17" style:family="paragraph" style:parent-style-name="Heading_20_3">
      <style:text-properties officeooo:rsid="00178b9f" officeooo:paragraph-rsid="00178b9f"/>
    </style:style>
    <style:style style:name="P18" style:family="paragraph" style:parent-style-name="Heading_20_3">
      <style:text-properties officeooo:rsid="0017bc3e" officeooo:paragraph-rsid="0017bc3e"/>
    </style:style>
    <style:style style:name="P19" style:family="paragraph" style:parent-style-name="Heading_20_3">
      <style:text-properties officeooo:paragraph-rsid="001839f7"/>
    </style:style>
    <style:style style:name="P20" style:family="paragraph" style:parent-style-name="Heading_20_3">
      <style:text-properties officeooo:rsid="0019901e" officeooo:paragraph-rsid="0019901e"/>
    </style:style>
    <style:style style:name="P21" style:family="paragraph" style:parent-style-name="Heading_20_3">
      <style:text-properties officeooo:rsid="001a5a91" officeooo:paragraph-rsid="001a5a91"/>
    </style:style>
    <style:style style:name="P22" style:family="paragraph" style:parent-style-name="Heading_20_3">
      <style:text-properties officeooo:paragraph-rsid="001df0c9"/>
    </style:style>
    <style:style style:name="P23" style:family="paragraph" style:parent-style-name="Heading_20_4">
      <style:text-properties officeooo:paragraph-rsid="001df0c9"/>
    </style:style>
    <style:style style:name="T1" style:family="text">
      <style:text-properties officeooo:rsid="000d3146"/>
    </style:style>
    <style:style style:name="T2" style:family="text">
      <style:text-properties officeooo:rsid="000df932"/>
    </style:style>
    <style:style style:name="T3" style:family="text">
      <style:text-properties officeooo:rsid="00105f20"/>
    </style:style>
    <style:style style:name="T4" style:family="text">
      <style:text-properties officeooo:rsid="000aeacc"/>
    </style:style>
    <style:style style:name="T5" style:family="text">
      <style:text-properties officeooo:rsid="00178b9f"/>
    </style:style>
    <style:style style:name="T6" style:family="text">
      <style:text-properties fo:font-style="italic" officeooo:rsid="00178b9f" style:font-style-asian="italic" style:font-style-complex="italic"/>
    </style:style>
    <style:style style:name="T7" style:family="text">
      <style:text-properties fo:font-style="italic" officeooo:rsid="0017bc3e" style:font-style-asian="italic" style:font-style-complex="italic"/>
    </style:style>
    <style:style style:name="T8" style:family="text">
      <style:text-properties fo:font-style="normal" officeooo:rsid="0017bc3e" style:font-style-asian="normal" style:font-style-complex="normal"/>
    </style:style>
    <style:style style:name="T9" style:family="text">
      <style:text-properties officeooo:rsid="001839f7"/>
    </style:style>
    <style:style style:name="T10" style:family="text">
      <style:text-properties officeooo:rsid="0019901e"/>
    </style:style>
    <style:style style:name="T11" style:family="text">
      <style:text-properties officeooo:rsid="001a5a91"/>
    </style:style>
    <style:style style:name="T12" style:family="text">
      <style:text-properties officeooo:rsid="001ce0cc"/>
    </style:style>
    <style:style style:name="T13" style:family="text">
      <style:text-properties officeooo:rsid="001df0c9"/>
    </style:style>
    <style:style style:name="T14" style:family="text">
      <style:text-properties officeooo:rsid="001e08a1"/>
    </style:style>
    <style:style style:name="T15" style:family="text">
      <style:text-properties officeooo:rsid="001eb9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 de spécification</text:p>
      <text:h text:style-name="P13" text:outline-level="1">Introduction</text:h>
      <text:h text:style-name="P14" text:outline-level="2">Objectif du document</text:h>
      <text:p text:style-name="P2"><text:tab/><text:span text:style-name="T1">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span></text:p>
      <text:p text:style-name="P2"><text:tab/><text:span text:style-name="T1">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span></text:p>
      <text:p text:style-name="P2"><text:tab/><text:span text:style-name="T2">Le développement de ce logiciel constitue une point stratégique et crucial pour l'organisation du tour de France. Il permettra, à terme, d'automatiser un certain nombre de processus, et de gagner en efficacité, en rapidité et en précision. Il permettra aussi aux différents intéressés de disposer de données conséquentes sur la course, ce qui donnera ensuite la possibilité d'établir de nombreuses statistiques. A l'aide de ce logiciel, la légendaire course, qui a célébré sa 100ème édition l'année dernière, pourra <text:s/>proposer un aspect moderne qui se révèlera à la hauteur de son prestige.</text:span></text:p>
      <text:h text:style-name="P14" text:outline-level="2">Champ d'application</text:h>
      <text:p text:style-name="P2"><text:tab/><text:span text:style-name="T3">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span></text:p>
      <text:p text:style-name="P2"><text:tab/><text:span text:style-name="T3">L'outil doit être capable de traiter plusieurs éditions du tour de France. Il doit de ce fait bénéficier d'une certaine généricité. A priori, aucune modification ne doit être faite sur le logiciel pour gérer cette situation. Etant donné l'investissement qu'il représente, l'outil s'inscrit sur le long terme et doit être opérationnel aussi longtemps que possible, et ce avec un minimum de maintenance.</text:span></text:p>
      <text:p text:style-name="P2"><text:tab/><text:span text:style-name="T3">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span></text:p>
      <text:h text:style-name="P16" text:outline-level="2"><text:span text:style-name="T4">Définitions et abréviations</text:span></text:h>
      <text:p text:style-name="P5">Partie à remplir </text:p>
      <text:h text:style-name="P14" text:outline-level="2"><text:soft-page-break/>Organisation du document</text:h>
      <text:p text:style-name="P2"><text:tab/><text:span text:style-name="T5">La structure du document est issue de la norme </text:span><text:span text:style-name="T6">IEEE</text:span><text:span text:style-name="T5">, et a été légèrement modifiée afin de la faire correspondre aux particularités du projet. Il a été réalisé à l'aide de la méthode d'analyse </text:span><text:span text:style-name="T6">MERISE </text:span><text:span text:style-name="T8">et sur la base du langage de modélisation unifié </text:span><text:span text:style-name="T7">UML</text:span><text:span text:style-name="T8"> qui est le standard de modélisation utilisé en développement logiciel, principalement quand il s'agit de conception orientée objet. Il est le principal langage utilisé dans ce domaine étant donné son haut niveau d'abstraction et sa capacité à couvrir tout le cycle de développement du produit.</text:span></text:p>
      <text:h text:style-name="Heading_20_3" text:outline-level="3"><text:span text:style-name="T5">Introduction</text:span></text:h>
      <text:p text:style-name="P6"><text:tab/>Cette partie est consacrée aux généralités concernant principalement ce document, mais aussi une vue d'ensemble du projet. Il permet d'identifier les objectifs recherchés quant à la rédaction de ce document ainsi d'y énoncer les principaux destinataires. On y retrouvera aussi les définitions et abréviations qui apparaîtrons dans la suite des spécifications et qui sont inhérentes au contexte du projet et à son langage métier.</text:p>
      <text:h text:style-name="P17" text:outline-level="3">Description générale du projet</text:h>
      <text:p text:style-name="P7"><text:tab/><text:span text:style-name="T5">Cette partie est dédiée à une description sommaire et assez générale du projet et de ses problématiques. Il s'agit de ne pas entrer dans les détails afin de ne pas perdre le lecteur et de lui permettre d'avoir une vision synthétique concernant le futur logiciel, les différents utilisateurs et le contexte dans lequel l'outil évoluera. Il énoncera brièvement les contraintes liées au développement et décriera les facteurs susceptibles de remettre en cause la réalisation du projet selon les termes définis dans ce document.</text:span></text:p>
      <text:h text:style-name="P17" text:outline-level="3">Besoins fonctionnels</text:h>
      <text:p text:style-name="P7"><text:tab/><text:span text:style-name="T5">Dans ce chapitre seront détaillés tous les besoins fonctionnels liés au système et mis en évidence par les commanditaires du logiciel ainsi que l'équipe de développement. On y retrouvera les diagrammes de cas d'utilisation accompagnés de commentaires permettant à l'utilisateur d'avoir l'information la plus claire et la plus exhaustive possible. Etant donné l'importance de cet aspect, il conviendra de soigner au mieux cette partie afin qu'aucune ambiguité ne subsiste.</text:span></text:p>
      <text:h text:style-name="P18" text:outline-level="3">Spécification des structures de données</text:h>
      <text:p text:style-name="P8"><text:tab/><text:span text:style-name="T9">Cette partie proposera une approche détaillée des structures de données associés au logiciel développé. Il détaillera chacune de ces structures sous formes d'entités ainsi que les liens qui résident entre celles-ci. Un modèle de classe donnera au lecteur une vue d'ensemble des structures de données et des interactions entre les différents objets, en se limitant toutefois à un aspect statique.</text:span></text:p>
      <text:h text:style-name="P19" text:outline-level="3"><text:span text:style-name="T9">Spécification des interfaces externes</text:span></text:h>
      <text:p text:style-name="P9"><text:tab/><text:span text:style-name="T9">Ce chapitre se focalisera sur une description détaillée des principales interfaces développées implémentées pour le logiciel. Tous les types d'interfaces seront incluses et détaillées dans cette partie du document. Ainsi, les interfaces matériel/logiciel, <text:s/>les interfaces logiciel/logiciel et bien sûr les interfaces homme/logiciel seront référencées.</text:span></text:p>
      <text:h text:style-name="P20" text:outline-level="3">Les besoins en performance</text:h>
      <text:p text:style-name="P10"><text:span text:style-name="T10"><text:tab/>Dans cette partie seront explicités l'ensemble des besoins nécessaires afin que l'outil puisse être utilisé dans de bonnes conditions dans un état normal. La majorités des besoins en performance </text:span><text:soft-page-break/><text:span text:style-name="T10">sont principalement liées à l'implémentation et au choix des technologies utilisées, c'est pourquoi leur identification est primordiale avant de commencer tout développement.</text:span></text:p>
      <text:h text:style-name="P20" text:outline-level="3">Les contraintes de développement</text:h>
      <text:p text:style-name="P10"><text:tab/><text:span text:style-name="T11">Ce chapitre sera dédié à la qualité du logiciel en ce qui concerne sa fiabilité sa tolérance aux panne et sa disponibilité dans des conditions normale d'utilisations. Le comportement du système dans des conditions anormales seront aussi décrites et l'aspect sécurité de l'outil sera approfondi. Enfin, on y ajoutera aussi les choix pris quant aux méthodes, outils et langages de développement qui seront utilisé dans les prochaines étapes et qui auront été déterminées en partie par l'expression des contraintes et des besoins détaillées dans ce document.</text:span></text:p>
      <text:h text:style-name="P21" text:outline-level="3">Référence<text:span text:style-name="T12">s</text:span></text:h>
      <text:p text:style-name="P11"><text:tab/><text:span text:style-name="T11">Ce chapitre proposera au lecteur les références bibliographiques relatives aux œuvres utilisées lors de l'élaboration de ce document. On y énoncera aussi les sources d'obtentions des documents utilisés dans l'élaboration de cette spécification.</text:span></text:p>
      <text:h text:style-name="P21" text:outline-level="3">Index</text:h>
      <text:p text:style-name="P11"><text:tab/><text:span text:style-name="T11">Un index alphabétique et un index des fonctions seront proposées pour faciliter la lecture de ce dossier et la recherche d'informations spécifiques à l'une ou l'autre partie du logiciel.</text:span></text:p>
      <text:h text:style-name="P21" text:outline-level="3">Annexes</text:h>
      <text:p text:style-name="P11"><text:tab/><text:span text:style-name="T11">On y retrouvera un description rapide des méthodes utilisées dans l'élaboration de cet ouvrage ainsi que l'ensemble des outils externes utilisés dans l'une des parties précédentes.</text:span></text:p>
      <text:h text:style-name="P13" text:outline-level="1">Description générale</text:h>
      <text:h text:style-name="P14" text:outline-level="2"><text:span text:style-name="T13">Environnement</text:span> du système</text:h>
      <text:p text:style-name="P12"><text:tab/><text:span text:style-name="T13">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span></text:p>
      <text:h text:style-name="P22" text:outline-level="3"><text:span text:style-name="T13">Les acteurs</text:span></text:h>
      <text:h text:style-name="P23" text:outline-level="4"><text:span text:style-name="T13">Le commissaire de course</text:span></text:h>
      <text:p text:style-name="Text_20_body"><text:span text:style-name="T13"><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Etant donné son statut de supérieur vis à vis des personne chargées d'informer le système à chaque point de passage, il peut modifier les saisies de ces derniers.</text:span></text:p>
      <text:p text:style-name="Text_20_body"><text:tab/><text:span text:style-name="T13">A priori, le commissaire n'a la possibilité d'éditer les données que lorsque la course est encore en cours, c'est à dire qu'il ne peut pas agir de façon rétroactive, à moins qu'un événement majeur change les résultats d'une course étant déjà terminée.</text:span></text:p>
      <text:p text:style-name="Standard"/>
      <text:h text:style-name="Heading_20_4" text:outline-level="4"><text:soft-page-break/>Le commissaire de point de passage</text:h>
      <text:p text:style-name="Text_20_body"><text:tab/><text:span text:style-name="T14">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span></text:p>
      <text:p text:style-name="Text_20_body"><text:tab/><text:span text:style-name="T15">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span></text:p>
      <text:p text:style-name="P3"/>
      <text:h text:style-name="P15" text:outline-level="2">Interfaces utilisateur</text:h>
      <text:h text:style-name="P14" text:outline-level="2">Profil des utilisateurs</text:h>
      <text:h text:style-name="P14" text:outline-level="2">Contraintes de développement<text:tab/><text:tab/></text:h>
      <text:h text:style-name="P14" text:outline-level="2">Hypothèses et dépendances</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1T22:36:40.807207000</meta:creation-date>
    <dc:date>2014-04-12T19:27:23.832515000</dc:date>
    <meta:editing-duration>PT6H28M52S</meta:editing-duration>
    <meta:editing-cycles>25</meta:editing-cycles>
    <meta:generator>LibreOffice/4.1.4.2$MacOSX_x86 LibreOffice_project/0a0440ccc0227ad9829de5f46be37cfb6edcf72</meta:generator>
    <meta:document-statistic meta:table-count="0" meta:image-count="0" meta:object-count="0" meta:page-count="4" meta:paragraph-count="48" meta:word-count="1506" meta:character-count="9711" meta:non-whitespace-character-count="8236"/>
  </office:meta>
</office:document-meta>
</file>